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688" officeooo:paragraph-rsid="001c6688"/>
    </style:style>
    <style:style style:name="P2" style:family="paragraph" style:parent-style-name="Standard">
      <style:text-properties officeooo:rsid="001d38f2" officeooo:paragraph-rsid="001d38f2"/>
    </style:style>
    <style:style style:name="P3" style:family="paragraph" style:parent-style-name="Standard" style:list-style-name="L1">
      <style:text-properties officeooo:rsid="001d38f2" officeooo:paragraph-rsid="001d38f2"/>
    </style:style>
    <style:style style:name="P4" style:family="paragraph" style:parent-style-name="Standard" style:list-style-name="L1">
      <style:text-properties officeooo:rsid="001d3a55" officeooo:paragraph-rsid="001d3a55"/>
    </style:style>
    <style:style style:name="P5" style:family="paragraph" style:parent-style-name="Standard">
      <style:text-properties officeooo:rsid="001d3a55" officeooo:paragraph-rsid="001d3a55"/>
    </style:style>
    <style:style style:name="P6" style:family="paragraph" style:parent-style-name="Standard">
      <style:text-properties officeooo:rsid="001e99a8" officeooo:paragraph-rsid="001e99a8"/>
    </style:style>
    <style:style style:name="P7" style:family="paragraph" style:parent-style-name="Standard" style:list-style-name="L2">
      <style:text-properties officeooo:rsid="001e99a8" officeooo:paragraph-rsid="001e99a8"/>
    </style:style>
    <style:style style:name="P8" style:family="paragraph" style:parent-style-name="Standard" style:list-style-name="L4">
      <style:text-properties officeooo:rsid="001e99a8" officeooo:paragraph-rsid="001e99a8"/>
    </style:style>
    <style:style style:name="P9" style:family="paragraph" style:parent-style-name="Standard" style:list-style-name="L1">
      <style:text-properties officeooo:rsid="001e99a8" officeooo:paragraph-rsid="001e99a8"/>
    </style:style>
    <style:style style:name="P10" style:family="paragraph" style:parent-style-name="Standard">
      <style:text-properties officeooo:rsid="00214e98" officeooo:paragraph-rsid="00214e98"/>
    </style:style>
    <style:style style:name="P11" style:family="paragraph" style:parent-style-name="Standard" style:list-style-name="L9">
      <style:text-properties officeooo:rsid="00214e98" officeooo:paragraph-rsid="00214e98"/>
    </style:style>
    <style:style style:name="P12" style:family="paragraph" style:parent-style-name="Standard">
      <style:text-properties officeooo:rsid="0021dfd3" officeooo:paragraph-rsid="0021dfd3"/>
    </style:style>
    <style:style style:name="P13" style:family="paragraph" style:parent-style-name="Standard" style:list-style-name="L10">
      <style:text-properties officeooo:rsid="00227306" officeooo:paragraph-rsid="00227306"/>
    </style:style>
    <style:style style:name="P14" style:family="paragraph" style:parent-style-name="Standard">
      <style:text-properties officeooo:rsid="00227306" officeooo:paragraph-rsid="00227306"/>
    </style:style>
    <style:style style:name="P15" style:family="paragraph" style:parent-style-name="Standard">
      <style:text-properties officeooo:rsid="00239dce" officeooo:paragraph-rsid="00239dce"/>
    </style:style>
    <style:style style:name="P16" style:family="paragraph" style:parent-style-name="Standard">
      <style:text-properties officeooo:rsid="00239dce" officeooo:paragraph-rsid="0024bf7f"/>
    </style:style>
    <style:style style:name="P17" style:family="paragraph" style:parent-style-name="Standard">
      <style:text-properties officeooo:rsid="00239dce" officeooo:paragraph-rsid="00276687"/>
    </style:style>
    <style:style style:name="T1" style:family="text">
      <style:text-properties officeooo:rsid="001d3a55"/>
    </style:style>
    <style:style style:name="T2" style:family="text">
      <style:text-properties officeooo:rsid="001f875e"/>
    </style:style>
    <style:style style:name="T3" style:family="text">
      <style:text-properties officeooo:rsid="0024bf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веб-приложение «Расписания»</text:p>
      <text:p text:style-name="P1"/>
      <text:p text:style-name="P2">Приложение оринетировано на просмотр расписаний в зависимости от университета, института, группы.</text:p>
      <text:p text:style-name="P2"/>
      <text:p text:style-name="P2">В лице незарегистрированного пользователя:</text:p>
      <text:list xml:id="list1396355567992861331" text:style-name="L1">
        <text:list-item>
          <text:p text:style-name="P3">Просматривать расписание занятий по неделям (включая четность/нечетность), фильтр типа занятий (лабы, лекции и ляля) — <text:span text:style-name="T1">подсвечивание текущей пары, учет корпуса + ПОДГРУППЫ.</text:span></text:p>
        </text:list-item>
        <text:list-item>
          <text:p text:style-name="P3">Просмотр расписания преподавателей</text:p>
        </text:list-item>
        <text:list-item>
          <text:p text:style-name="P3">[Просмотр расписания по занятости аудиторий]</text:p>
        </text:list-item>
        <text:list-item>
          <text:p text:style-name="P3">[Задания на конкретные пары, вложения]</text:p>
        </text:list-item>
        <text:list-item>
          <text:p text:style-name="P9">[Анонс универских событий и новостей]</text:p>
        </text:list-item>
        <text:list-item>
          <text:p text:style-name="P4">Вывод на печать</text:p>
        </text:list-item>
        <text:list-item>
          <text:p text:style-name="P9">Поиск по преподу и номеру группы</text:p>
        </text:list-item>
      </text:list>
      <text:p text:style-name="P5"/>
      <text:p text:style-name="P6">В лице преподавателя:</text:p>
      <text:p text:style-name="P6"><text:tab/>- <text:span text:style-name="T2">Управление заданиями и вложениями к своим занятиям</text:span></text:p>
      <text:p text:style-name="P6"/>
      <text:p text:style-name="P6">В лице составителя расписаний:</text:p>
      <text:list xml:id="list456428706862184207" text:style-name="L2">
        <text:list-item>
          <text:p text:style-name="P7">Переход в закрытый раздел, где могут добавляться/редактироваться/удаляться</text:p>
        </text:list-item>
      </text:list>
      <text:list xml:id="list3970896991776083766" text:style-name="L4">
        <text:list-item>
          <text:p text:style-name="P8">Университеты</text:p>
        </text:list-item>
        <text:list-item>
          <text:p text:style-name="P8">Институты/Факультеты</text:p>
        </text:list-item>
        <text:list-item>
          <text:p text:style-name="P8">Группы</text:p>
        </text:list-item>
        <text:list-item>
          <text:p text:style-name="P8">Аудитории по корпусам</text:p>
        </text:list-item>
        <text:list-item>
          <text:p text:style-name="P8">Кружки и факультативы</text:p>
        </text:list-item>
        <text:list-item>
          <text:p text:style-name="P8">Пары </text:p>
        </text:list-item>
        <text:list-item>
          <text:p text:style-name="P8">Предметы</text:p>
        </text:list-item>
        <text:list-item>
          <text:p text:style-name="P8">Закрепление преподавателей за предметами</text:p>
        </text:list-item>
      </text:list>
      <text:p text:style-name="P6"/>
      <text:p text:style-name="P6"/>
      <text:p text:style-name="P6">* если позволит время, в режиме live-редактирования</text:p>
      <text:p text:style-name="P6"/>
      <text:p text:style-name="P10">В лице администратора:</text:p>
      <text:list xml:id="list2278215940490329968" text:style-name="L9">
        <text:list-item>
          <text:p text:style-name="P11">Все вышеуказанное</text:p>
        </text:list-item>
        <text:list-item>
          <text:p text:style-name="P11">Управление пользователями, выдача прав (преподаватель, администратор, бюро расписаний)</text:p>
        </text:list-item>
      </text:list>
      <text:p text:style-name="P10"/>
      <text:p text:style-name="P12">В лице студента:</text:p>
      <text:list xml:id="list6442590866375596561" text:style-name="L10">
        <text:list-item>
          <text:p text:style-name="P13">Запоминание универа, … , группы, подгруппы студента.</text:p>
        </text:list-item>
        <text:list-item>
          <text:p text:style-name="P13">С Дроздом — напоминания когда сдавать, заметки</text:p>
        </text:list-item>
        <text:list-item>
          <text:p text:style-name="P13">Фильтр пар по группами и предметам (посмотреть такие же предметы для других групп)</text:p>
        </text:list-item>
      </text:list>
      <text:p text:style-name="P14"/>
      <text:p text:style-name="P15">Технологии, используемые в работе:</text:p>
      <text:p text:style-name="P15">Backend: Ruby on Rails, PostgreSQL.</text:p>
      <text:p text:style-name="P16">Frontend: AngularJS, Twitter Bootstrap, [HAML], Jquery, [CoffeScript], NodeJS</text:p>
      <text:p text:style-name="P17"><text:span text:style-name="T3">Server: Heroku, Rserv, GitHub, Trello</text:span></text:p>
      <text:p text:style-name="P17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8:12:18.623104171</meta:creation-date>
    <dc:date>2015-09-21T18:38:51.595124917</dc:date>
    <meta:editing-duration>PT25M41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35" meta:word-count="197" meta:character-count="1462" meta:non-whitespace-character-count="1315"/>
  </office:meta>
</office:document-meta>
</file>